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5.306cm" fo:min-width="8.02cm" fo:wrap-option="no-wrap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61cm"/>
      <style:paragraph-properties style:writing-mode="lr-tb"/>
    </style:style>
    <style:style style:name="gr11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ff00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4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01579b" loext:opacity="100%" fo:font-weight="bold" style:font-weight-asian="bold" style:font-weight-complex="bold"/>
    </style:style>
    <style:style style:name="T5" style:family="text">
      <style:text-properties fo:color="#ff1744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4" style:family="text">
      <style:text-properties fo:font-variant="normal" fo:text-transform="none" fo:color="#f44336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fo:background-color="#ffff00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20pt" fo:letter-spacing="normal" fo:language="es" fo:country="CL" fo:font-style="normal" style:text-underline-style="none" fo:font-weight="normal" fo:background-color="#ffff00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clase 21: <text:s/>Preparación Solemne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Normalizar Pros y Contras</text:span></text:p>
          </draw:text-box>
        </draw:frame>
        <draw:frame draw:style-name="gr2" draw:text-style-name="P8" draw:layer="layout" svg:width="11.6cm" svg:height="10.916cm" svg:x="0.2cm" svg:y="3cm">
          <draw:text-box>
            <text:p text:style-name="P7"><text:span text:style-name="T4">Pros</text:span></text:p>
            <text:list text:style-name="L1">
              <text:list-item>
                <text:p>Si la base de datos está bien normalizada, es más fácil de mantener y escalar.</text:p>
              </text:list-item>
              <text:list-item>
                <text:p>Las entidades suelen ser pequeñas y mucho más manejables.</text:p>
              </text:list-item>
              <text:list-item>
                <text:p>Favorece escenarios tales como el diseño de bases de datos orientados a objetos, lo cual genera un diseño limpio y profesional de la solución.</text:p>
              </text:list-item>
              <text:list-item>
                <text:p>La indexación de bases de datos es mucho más sencilla y lógica,</text:p>
              </text:list-item>
            </text:list>
            <text:p/>
          </draw:text-box>
        </draw:frame>
        <draw:frame draw:style-name="gr3" draw:text-style-name="P8" draw:layer="layout" svg:width="11.6cm" svg:height="10.205cm" svg:x="13.8cm" svg:y="2.8cm">
          <draw:text-box>
            <text:p text:style-name="P7"><text:span text:style-name="T5">Contras</text:span></text:p>
            <text:list text:style-name="L1">
              <text:list-item>
                <text:p>El diseño final es mucho más abstracto y requiere más especialización.</text:p>
              </text:list-item>
              <text:list-item>
                <text:p>Las sentencias de consulta y actualización de datos se vuelven complejas rápidamente.</text:p>
              </text:list-item>
              <text:list-item>
                <text:p>La normalización hace necesario un buen manejo de índices y claves foráneas. De otra manera el software resultante puede terminar siendo sumamente lento.</text:p>
              </text:list-item>
            </text:list>
            <text:p/>
          </draw:text-box>
        </draw:frame>
        <draw:line draw:style-name="gr4" draw:text-style-name="P9" draw:layer="layout" svg:x1="12.6cm" svg:y1="2.4cm" svg:x2="12.6cm" svg:y2="12.8cm">
          <text:p/>
        </draw:line>
        <presentation:notes draw:style-name="dp3">
          <draw:page-thumbnail draw:name="Google Shape;69;gc6b1ed33ed_0_14" draw:style-name="gr1" draw:layer="layout" svg:width="16.932cm" svg:height="9.524cm" svg:x="1.059cm" svg:y="1.905cm" draw:page-number="2" presentation:class="page"/>
          <draw:frame draw:name="Google Shape;70;gc6b1ed33ed_0_15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15" presentation:style-name="pr4" draw:text-style-name="P6" draw:layer="layout" svg:width="23.667cm" svg:height="1.964cm" svg:x="0.8cm" svg:y="4cm" presentation:class="title" presentation:user-transformed="true">
          <draw:text-box>
            <text:p text:style-name="P1"><text:span text:style-name="T3">Ejercicios para la Solemne 2</text:span></text:p>
          </draw:text-box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3" presentation:class="page"/>
          <draw:frame draw:name="Google Shape;70;gc6b1ed33ed_0_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2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5" draw:text-style-name="P8" draw:layer="layout" svg:width="23.2cm" svg:height="5.939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/>
            <text:p>1. C-&gt;F <text:s text:c="2"/>F-&gt;J <text:s text:c="2"/>A-&gt;I <text:s text:c="2"/>A-&gt;G <text:s text:c="2"/>C-&gt;E <text:s text:c="2"/>H-&gt;C</text:p>
            <text:p><text:s text:c="3"/>(A,H)-&gt;C <text:s text:c="2"/>(A,H)-&gt;B <text:s text:c="2"/>(A,H)-&gt;D <text:s text:c="2"/>(J,H,A)-&gt;B </text:p>
            <text:p/>
          </draw:text-box>
        </draw:frame>
        <presentation:notes draw:style-name="dp3">
          <draw:page-thumbnail draw:name="Google Shape;69;gc6b1ed33ed_0_2" draw:style-name="gr1" draw:layer="layout" svg:width="16.932cm" svg:height="9.524cm" svg:x="1.059cm" svg:y="1.905cm" draw:page-number="4" presentation:class="page"/>
          <draw:frame draw:name="Google Shape;70;gc6b1ed33ed_0_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3" presentation:style-name="pr4" draw:text-style-name="P6" draw:layer="layout" svg:width="23.667cm" svg:height="1.964cm" svg:x="0.933cm" svg:y="5.036cm" presentation:class="title" presentation:user-transformed="true">
          <draw:text-box>
            <text:p text:style-name="P1"><text:span text:style-name="T3">Solución</text:span>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5" presentation:class="page"/>
          <draw:frame draw:name="Google Shape;70;gc6b1ed33ed_0_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6" draw:text-style-name="P8" draw:layer="layout" svg:width="23.2cm" svg:height="13.049cm" svg:x="0.4cm" svg:y="1.6cm">
          <draw:text-box>
            <text:p>Normalizar R hasta FN3, asumiendo que ya esta en FN1.</text:p>
            <text:p/>
            <text:p><text:s text:c="6"/>R: A, B, C, D, E, F, G, H, I, J</text:p>
            <text:p/>
            <text:p>1.</text:p>
            <text:p><text:span text:style-name="T6">Árbol de Dependencias | Relaciones</text:span></text:p>
            <text:p><text:s text:c="3"/>h - c - f - j <text:s text:c="4"/>| <text:s/>R: (a, h), b, c, d, e, f, g, i, j</text:p>
            <text:p><text:s text:c="9"/>- e <text:s text:c="9"/>|</text:p>
            <text:p><text:s text:c="23"/>| <text:s/>R1: (a, h), b, d</text:p>
            <text:p><text:s text:c="3"/>a - i <text:s text:c="13"/>| <text:s/>R2: (h), c, e, f, j </text:p>
            <text:p><text:s text:c="5"/>- g <text:s text:c="13"/>| <text:s/>R3: (a), g, i</text:p>
            <text:p><text:s text:c="23"/>|</text:p>
            <text:p><text:s text:c="3"/>ah - b <text:s text:c="10"/>| <text:s/>R1: (a, h), b, d</text:p>
            <text:p>x <text:s text:c="4"/>- c <text:s text:c="11"/>| <text:s/>R21: (h), c</text:p>
            <text:p><text:s text:c="6"/>- d <text:s text:c="12"/>| <text:s/>R22: (c), e, f</text:p>
            <text:p><text:s text:c="23"/>| <text:s/>R23: (f), j</text:p>
            <text:p>x <text:s/>ahj - b <text:s text:c="10"/>| <text:s/>R3: (a), g, i</text:p>
            <text:p/>
          </draw:text-box>
        </draw:frame>
        <draw:custom-shape draw:style-name="gr7" draw:text-style-name="P11" draw:layer="layout" svg:width="9.2cm" svg:height="6cm" svg:x="15.2cm" svg:y="3cm">
          <text:p text:style-name="P10">1. Crear llave primaria </text:p>
          <text:p text:style-name="P10">¿cual no depende de otra?</text:p>
          <text:p text:style-name="P10">2. ver dependencias funcionales</text:p>
          <text:p text:style-name="P10">3. ver dependencias transitivas</text:p>
          <draw:enhanced-geometry svg:viewBox="0 0 21600 21600" draw:text-areas="800 800 20800 20800" draw:type="round-rectangular-callout" draw:modifiers="-5333.68112161722 28744.8091984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name="Google Shape;69;gc6b1ed33ed_0_1" draw:style-name="gr1" draw:layer="layout" svg:width="16.932cm" svg:height="9.524cm" svg:x="1.059cm" svg:y="1.905cm" draw:page-number="6" presentation:class="page"/>
          <draw:frame draw:name="Google Shape;70;gc6b1ed33ed_0_2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5" draw:text-style-name="P8" draw:layer="layout" svg:width="23.2cm" svg:height="5.939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/>
            <text:p>2. J-&gt;I <text:s text:c="2"/>J-&gt;F <text:s text:c="2"/>I-&gt;H <text:s text:c="2"/>I-&gt;D <text:s text:c="2"/>F-&gt;A <text:s text:c="2"/>F-&gt;B <text:s text:c="2"/>J-&gt;A</text:p>
            <text:p><text:s text:c="3"/>(E,J)-&gt;C <text:s text:c="2"/>(E,J)-&gt;H <text:s text:c="2"/>(J,C)-&gt;B <text:s text:c="2"/>(J,C)-&gt;D </text:p>
            <text:p/>
          </draw:text-box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7" presentation:class="page"/>
          <draw:frame draw:name="Google Shape;70;gc6b1ed33ed_0_5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6" draw:layer="layout" svg:width="23.667cm" svg:height="1.964cm" svg:x="0.933cm" svg:y="5.036cm" presentation:class="title" presentation:user-transformed="true">
          <draw:text-box>
            <text:p text:style-name="P1"><text:span text:style-name="T3">Solución</text:span></text:p>
          </draw:text-box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8" presentation:class="page"/>
          <draw:frame draw:name="Google Shape;70;gc6b1ed33ed_0_8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8" draw:text-style-name="P8" draw:layer="layout" svg:width="23.2cm" svg:height="12.284cm" svg:x="0.4cm" svg:y="1.6cm">
          <draw:text-box>
            <text:p>Normalizar R hasta FN3, asumiendo que ya esta en FN1.</text:p>
            <text:p/>
            <text:p><text:s text:c="6"/>R: A, B, C, D, E, F, G, H, I, J</text:p>
            <text:p>2.</text:p>
            <text:p text:style-name="P12"><text:span text:style-name="T6">Árbol de Dependencias | Relaciones</text:span></text:p>
            <text:p><text:span text:style-name="T7"><text:s text:c="3"/></text:span><text:span text:style-name="T7">j - i - h <text:s text:c="8"/>| <text:s/>R: (e, g, j), a, b, c, d, f, h, i</text:span></text:p>
            <text:p><text:span text:style-name="T7"><text:s text:c="9"/></text:span><text:span text:style-name="T7">- d <text:s text:c="8"/>|</text:span></text:p>
            <text:p><text:span text:style-name="T7">x <text:s text:c="3"/>- a <text:s text:c="11"/>| <text:s/>R1: (e, g, j)</text:span></text:p>
            <text:p><text:span text:style-name="T7"><text:s text:c="5"/></text:span><text:span text:style-name="T7">- f - a <text:s text:c="8"/>| <text:s/>R2: (j), a, b, d, f, h, i</text:span></text:p>
            <text:p><text:span text:style-name="T7"><text:s text:c="9"/></text:span><text:span text:style-name="T7">- b <text:s text:c="8"/>| <text:s/>R3: (e, j), c</text:span></text:p>
            <text:p><text:span text:style-name="T7"><text:s text:c="22"/></text:span><text:span text:style-name="T7">|</text:span></text:p>
            <text:p><text:span text:style-name="T7"><text:s text:c="3"/></text:span><text:span text:style-name="T7">ej - c <text:s text:c="10"/>| <text:s/>R1: (e, g, j)</text:span></text:p>
            <text:p><text:span text:style-name="T7">x <text:s text:c="4"/>- h <text:s text:c="10"/>| <text:s/>R21: (j), f, i</text:span></text:p>
            <text:p><text:span text:style-name="T7"><text:s text:c="22"/></text:span><text:span text:style-name="T7">| <text:s/>R22: (i), d, h</text:span></text:p>
            <text:p><text:span text:style-name="T7">x <text:s/>jc - b <text:s text:c="9"/>| <text:s/>R23: (f), a, b</text:span></text:p>
            <text:p><text:span text:style-name="T7">x <text:s text:c="4"/>- d <text:s text:c="10"/>| <text:s/>R3: (e, j), c</text:span></text:p>
            <text:p><text:span text:style-name="T7"><text:s text:c="22"/></text:span><text:span text:style-name="T7">|</text:span></text:p>
            <text:p><text:span text:style-name="T7"><text:s text:c="3"/></text:span><text:span text:style-name="T7">g <text:s text:c="16"/>|</text:span> </text:p>
            <text:p/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9" presentation:class="page"/>
          <draw:frame draw:name="Google Shape;70;gc6b1ed33ed_0_7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9" draw:text-style-name="P8" draw:layer="layout" svg:width="23.2cm" svg:height="5.228cm" svg:x="1cm" svg:y="2.4cm">
          <draw:text-box>
            <text:p>Normalizar R hasta FN3, asumiendo que ya esta en FN1.</text:p>
            <text:p/>
            <text:p><text:s text:c="6"/>R: A, B, C, D, E, F, G, H, I, J</text:p>
            <text:p/>
            <text:p>3. (J,B)-&gt;E <text:s text:c="2"/>(J,B)-&gt;D <text:s text:c="2"/>(J,B,H)-&gt;A <text:s text:c="2"/>(J,C)-&gt;F <text:s text:c="2"/>A-&gt;F</text:p>
            <text:p><text:s text:c="5"/>H-&gt;A <text:s text:c="2"/>C-&gt;B <text:s text:c="2"/>C-&gt;E <text:s text:c="2"/>H-&gt;G <text:s text:c="2"/>C-&gt;F <text:s text:c="2"/>J-&gt;D <text:s text:c="2"/>G-&gt;H</text:p>
            <text:p/>
          </draw:text-box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10" presentation:class="page"/>
          <draw:frame draw:name="Google Shape;70;gc6b1ed33ed_0_9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9" presentation:style-name="pr4" draw:text-style-name="P6" draw:layer="layout" svg:width="23.667cm" svg:height="1.964cm" svg:x="0.933cm" svg:y="5.036cm" presentation:class="title" presentation:user-transformed="true">
          <draw:text-box>
            <text:p text:style-name="P1"><text:span text:style-name="T3">Solución</text:span></text:p>
          </draw:text-box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11" presentation:class="page"/>
          <draw:frame draw:name="Google Shape;70;gc6b1ed33ed_0_1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6" draw:layer="layout" svg:width="23.667cm" svg:height="1.964cm" svg:x="0cm" svg:y="0cm" presentation:class="title" presentation:user-transformed="true">
          <draw:text-box>
            <text:p text:style-name="P5"><text:span text:style-name="T3">Preparación para la Solemne 2</text:span></text:p>
          </draw:text-box>
        </draw:frame>
        <draw:frame draw:style-name="gr10" draw:text-style-name="P8" draw:layer="layout" svg:width="23.2cm" svg:height="12.311cm" svg:x="0cm" svg:y="1.6cm">
          <draw:text-box>
            <text:p>Normalizar R hasta FN3, asumiendo que ya esta en FN1.</text:p>
            <text:p/>
            <text:p><text:s text:c="6"/>R: A, B, C, D, E, F, G, H, I, J</text:p>
            <text:p><text:span text:style-name="T8">3.</text:span></text:p>
            <text:p><text:span text:style-name="T8"><text:s text:c="3"/></text:span><text:span text:style-name="T8">jb - e <text:s text:c="11"/>| <text:s/>R: (b, c, h, i, j), a, d, e, f, g</text:span></text:p>
            <text:p><text:span text:style-name="T8">x <text:s text:c="4"/>- d <text:s text:c="11"/>|</text:span></text:p>
            <text:p><text:span text:style-name="T8"><text:s text:c="23"/></text:span><text:span text:style-name="T8">| <text:s/>R1: (b, c, h, i, j)</text:span></text:p>
            <text:p><text:span text:style-name="T8">x <text:s/>jbh - a <text:s text:c="8"/>| <text:s/>R2: (b, j), e</text:span></text:p>
            <text:p><text:span text:style-name="T8"><text:s text:c="23"/></text:span><text:span text:style-name="T8">| <text:s/>R3: (h) a, f, g</text:span></text:p>
            <text:p><text:span text:style-name="T8">x <text:s/>jc - f <text:s text:c="11"/>| <text:s/>R4: (c), b, e, f</text:span></text:p>
            <text:p><text:span text:style-name="T8"><text:s text:c="23"/></text:span><text:span text:style-name="T8">| <text:s/>R5: (j), d</text:span></text:p>
            <text:p><text:span text:style-name="T8"><text:s text:c="3"/></text:span><text:span text:style-name="T8">h - a - f <text:s text:c="8"/>|</text:span></text:p>
            <text:p><text:span text:style-name="T8"><text:s text:c="5"/></text:span><text:span text:style-name="T8">- g - h <text:s text:c="8"/>| <text:s/>R1: (b, c, h, i, j)</text:span></text:p>
            <text:p><text:span text:style-name="T8"><text:s text:c="23"/></text:span><text:span text:style-name="T8">| <text:s/>R2: (b,j), e</text:span></text:p>
            <text:p><text:span text:style-name="T8"><text:s text:c="3"/></text:span><text:span text:style-name="T8">c - b <text:s text:c="12"/>| <text:s/>R31: (h), a, g</text:span></text:p>
            <text:p><text:span text:style-name="T8"><text:s text:c="5"/></text:span><text:span text:style-name="T8">- e <text:s text:c="12"/>| <text:s/>R32: (a), f</text:span></text:p>
            <text:p><text:span text:style-name="T8"><text:s text:c="5"/></text:span><text:span text:style-name="T8">- f <text:s text:c="13"/>| <text:s/>R4: (c), b, e, f</text:span></text:p>
            <text:p><text:span text:style-name="T8"><text:s text:c="22"/></text:span><text:span text:style-name="T8">| <text:s/>R5: (j), d</text:span></text:p>
            <text:p><text:span text:style-name="T8"><text:s text:c="3"/></text:span><text:span text:style-name="T8">j - d <text:s text:c="12"/>|</text:span></text:p>
            <text:p><text:span text:style-name="T8"><text:s text:c="21"/></text:span><text:span text:style-name="T8">|</text:span></text:p>
            <text:p><text:span text:style-name="T8"><text:s text:c="3"/></text:span><text:span text:style-name="T8">i <text:s text:c="16"/>|</text:span></text:p>
            <text:p/>
          </draw:text-box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12" presentation:class="page"/>
          <draw:frame draw:name="Google Shape;70;gc6b1ed33ed_0_11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16" draw:text-style-name="P13" draw:layer="layout" svg:width="11.236cm" svg:height="4.654cm" svg:x="0.738cm" svg:y="7.888cm" presentation:class="title" presentation:user-transformed="true">
          <draw:text-box>
            <text:p text:style-name="P1"><text:span text:style-name="T9">Muchas gracias!</text:span></text:p>
          </draw:text-box>
        </draw:frame>
        <draw:frame draw:name="Google Shape;237;p34_ 1" presentation:style-name="pr17" draw:text-style-name="P15" draw:layer="layout" svg:width="12.4cm" svg:height="14.088cm" svg:x="13cm" svg:y="0.2cm" presentation:class="outline" presentation:user-transformed="true">
          <draw:text-box>
            <text:p text:style-name="P14"><text:span text:style-name="T10">Correo:</text:span></text:p>
            <text:p text:style-name="P14"><text:span text:style-name="T11"><text:a xlink:href="mailto:leonardo.bravo@mail.udp.cl" xlink:type="simple">leonardo.bravo@mail.udp.cl</text:a></text:span></text:p>
            <text:p text:style-name="P14"><text:span text:style-name="T10"/></text:p>
            <text:p text:style-name="P14"><text:span text:style-name="T12"/></text:p>
          </draw:text-box>
        </draw:frame>
        <draw:frame draw:name="Google Shape;238;p34_ 1" presentation:style-name="pr18" draw:text-style-name="P17" draw:layer="layout" svg:width="1.523cm" svg:height="1.092cm" svg:x="23.535cm" svg:y="12.953cm" presentation:class="page-number" presentation:user-transformed="true">
          <draw:text-box>
            <text:p text:style-name="P16"><text:span text:style-name="T13"><text:page-number>&lt;number&gt;</text:page-number></text:span></text:p>
          </draw:text-box>
        </draw:frame>
        <draw:frame draw:style-name="gr11" draw:text-style-name="P19" draw:layer="layout" svg:width="13.6cm" svg:height="3.088cm" svg:x="-0.2cm" svg:y="2.9cm">
          <draw:text-box>
            <text:p><text:span text:style-name="T14">Material Disponible en:</text:span></text:p>
            <text:p><text:span text:style-name="T15"/></text:p>
            <text:p text:style-name="P18"><text:span text:style-name="T16"><text:a xlink:href="https://gitlab.com/l30bravo/db_udp" xlink:type="simple">https://gitlab.com/l30bravo/db_udp</text:a></text:span></text:p>
          </draw:text-box>
        </draw:frame>
        <presentation:notes draw:style-name="dp1">
          <office:forms form:automatic-focus="false" form:apply-design-mode="false"/>
          <draw:page-thumbnail draw:name="Google Shape;233;gc420acbe70_2_112:notes 1" draw:style-name="gr1" draw:layer="layout" svg:width="16.932cm" svg:height="9.524cm" svg:x="1.059cm" svg:y="1.905cm" draw:page-number="13" presentation:class="page"/>
          <draw:frame draw:name="Google Shape;234;gc420acbe70_2_ 1" presentation:style-name="pr19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/>
    <style:font-face style:name="Lohit Devanagari2" svg:font-family="'Lohit Devanagari'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ítulo_20_1" style:display-name="Título 1" style:family="graphic">
      <style:graphic-properties style:writing-mode="lr-tb"/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graphic-properties style:writing-mode="lr-tb"/>
      <style:paragraph-properties fo:margin-top="0cm" fo:margin-bottom="0cm" fo:line-height="115%" fo:text-align="start"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1pt" fo:language="es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Título_20_2" style:display-name="Título 2" style:family="graphic">
      <style:graphic-properties style:writing-mode="lr-tb"/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Título_20_3" style:display-name="Título 3" style:family="graphic">
      <style:graphic-properties style:writing-mode="lr-tb"/>
      <style:paragraph-properties fo:margin-top="0.995cm" fo:margin-bottom="0.249cm" fo:line-height="100%" fo:text-align="start" style:text-autospace="none" style:writing-mode="lr-tb"/>
      <style:text-properties fo:color="#434343" loext:opacity="100%" loext:color-lum-mod="100%" loext:color-lum-off="0%" fo:font-size="14pt" fo:font-weight="normal" style:font-size-asian="14pt" style:font-weight-asian="normal" style:font-size-complex="14pt" style:font-weight-complex="normal"/>
    </style:style>
    <style:style style:name="Título_20_4" style:display-name="Título 4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fo:color="#666666" loext:opacity="100%" loext:color-lum-mod="100%" loext:color-lum-off="0%" fo:font-size="12pt" style:font-size-asian="12pt" style:font-size-complex="12pt"/>
    </style:style>
    <style:style style:name="Título_20_5" style:display-name="Título 5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style:font-size-asian="11pt" style:font-size-complex="11pt"/>
    </style:style>
    <style:style style:name="Título_20_6" style:display-name="Título 6" style:family="graphic">
      <style:graphic-properties style:writing-mode="lr-tb"/>
      <style:paragraph-properties fo:margin-top="0.746cm" fo:margin-bottom="0.249cm" fo:line-height="100%" fo:text-align="start" style:text-autospace="none" style:writing-mode="lr-tb"/>
      <style:text-properties fo:color="#666666" loext:opacity="100%" loext:color-lum-mod="100%" loext:color-lum-off="0%" fo:font-size="11pt" fo:font-style="italic" style:font-size-asian="11pt" style:font-style-asian="italic" style:font-size-complex="11pt" style:font-style-complex="italic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Título_20_general" style:display-name="Título general" style:family="graphic">
      <style:graphic-properties style:writing-mode="lr-tb"/>
      <style:paragraph-properties fo:margin-top="0cm" fo:margin-bottom="0.187cm" fo:line-height="100%" fo:text-align="start" style:text-autospace="none" style:writing-mode="lr-tb"/>
      <style:text-properties fo:font-size="26pt" style:font-size-asian="26pt" style:font-size-complex="26pt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30T07:42:53.061000445</dc:date>
    <meta:editing-duration>P1DT9H24M5S</meta:editing-duration>
    <meta:editing-cycles>232</meta:editing-cycles>
    <meta:document-statistic meta:object-count="140"/>
  </office:meta>
</office:document-meta>
</file>